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7cm"/>
    </style:style>
    <style:style style:name="gr10" style:family="graphic" style:parent-style-name="standard">
      <style:graphic-properties draw:fill="solid" draw:fill-color="#ffcc99" draw:textarea-horizontal-align="justify" draw:textarea-vertical-align="top" draw:auto-grow-height="false" draw:shadow="hidden"/>
    </style:style>
    <style:style style:name="gr1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2" style:family="graphic" style:parent-style-name="standard">
      <style:graphic-properties svg:stroke-width="0.1cm" svg:stroke-color="#6666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0000" fo:font-family="Arial" style:font-family-generic="swiss" style:font-pitch="variable" fo:font-size="18pt" style:font-size-asian="18pt" style:font-size-complex="18pt"/>
    </style:style>
    <style:style style:name="T10" style:family="text">
      <style:text-properties fo:color="#ff0000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60066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Courier New'" style:font-family-generic="modern" style:font-pitch="fixed" fo:font-size="18pt" style:font-size-asian="18pt" style:font-size-complex="18pt"/>
    </style:style>
    <style:style style:name="T13" style:family="text">
      <style:text-properties fo:color="#33cc66" fo:font-size="18pt" style:font-size-asian="18pt" style:font-size-complex="18pt"/>
    </style:style>
    <style:style style:name="T14" style:family="text">
      <style:text-properties fo:color="#ff0000" style:text-line-through-style="solid" fo:font-size="18pt" style:font-size-asian="18pt" style:font-size-complex="18pt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4.5cm" svg:height="1.673cm" svg:x="2cm" svg:y="2cm">
          <draw:text-box>
            <text:p><text:span text:style-name="T1">Components of programm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layer="layout" svg:width="25.5cm" svg:height="17.38cm" svg:x="1.2cm" svg:y="1.9cm">
          <draw:text-box>
            <text:p><text:span text:style-name="T1">What is a program?</text:span></text:p>
            <text:p><text:span text:style-name="T2"/></text:p>
            <text:p><text:span text:style-name="T2">A computer program is a sequence of instructions written to perform a specified task with a computer (Wikipedia)</text:span></text:p>
            <text:p><text:span text:style-name="T2"/></text:p>
            <text:p><text:span text:style-name="T2">Compiled versus interpreted programs</text:span></text:p>
            <text:p><text:span text:style-name="T3">Programs usually written in a human writable/readible code → </text:span><text:span text:style-name="T4">source code</text:span></text:p>
            <text:p><text:span text:style-name="T3"/></text:p>
            <text:p><text:span text:style-name="T3">... translated into computer-understandible instructions → ''to be </text:span><text:span text:style-name="T4">compiled'' </text:span><text:span text:style-name="T4"><text:line-break/></text:span><text:span text:style-name="T4">- </text:span><text:span text:style-name="T5">specific to different operating systems : not portable</text:span></text:p>
            <text:p><text:span text:style-name="T5"/></text:p>
            <text:p><text:span text:style-name="T5">Some programs are not compiled, but processed by an </text:span><text:span text:style-name="T4">interpreter </text:span><text:span text:style-name="T5">(compiled program)</text:span></text:p>
            <text:p><text:span text:style-name="T4"/></text:p>
            <text:p><text:span text:style-name="T5">Interpreted/scripting languages:</text:span><text:span text:style-name="T4"> Python, R, MATLAB, Perl, ... </text:span></text:p>
            <text:p><text:span text:style-name="T4">- portable on different OS</text:span></text:p>
            <text:p><text:span text:style-name="T4"/></text:p>
            <text:p><text:span text:style-name="T5">In the following we will write programs for the Python interpreter</text:span></text:p>
            <text:p><text:span text:style-name="T3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layer="layout" svg:width="25.5cm" svg:height="16.521cm" svg:x="1.2cm" svg:y="1.9cm">
          <draw:text-box>
            <text:p><text:span text:style-name="T2"/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Commonly used terms</text:span></text:p>
            <text:p><text:span text:style-name="T3"/></text:p>
            <text:p><text:span text:style-name="T3">Arguments</text:span><text:span text:style-name="T3"><text:tab/></text:span><text:span text:style-name="T3">Values that are sent to a program at the time it is run</text:span></text:p>
            <text:p><text:span text:style-name="T3"/></text:p>
            <text:p><text:span text:style-name="T3">Code</text:span><text:span text:style-name="T3"><text:tab/></text:span><text:span text:style-name="T3"><text:tab/></text:span><text:span text:style-name="T3">Noun : A program / line of a program, sometimes called source code</text:span></text:p>
            <text:p><text:span text:style-name="T3"><text:tab/></text:span><text:span text:style-name="T3"><text:tab/></text:span><text:span text:style-name="T3"><text:tab/></text:span><text:span text:style-name="T3">Verb : the act of writing a program</text:span></text:p>
            <text:p><text:span text:style-name="T3"/></text:p>
            <text:p><text:span text:style-name="T3">Execute</text:span><text:span text:style-name="T3"><text:tab/></text:span><text:span text:style-name="T3"><text:tab/></text:span><text:span text:style-name="T3">To begin/carry out an operation of a program, synonymous with ''run''</text:span><text:span text:style-name="T3"><text:tab/></text:span><text:span text:style-name="T3"><text:tab/></text:span></text:p>
            <text:p><text:span text:style-name="T3">Function</text:span><text:span text:style-name="T3"><text:tab/></text:span><text:span text:style-name="T3"><text:tab/></text:span><text:span text:style-name="T3">Sub-program, can be called repeatedly to perform tasks within a program</text:span></text:p>
            <text:p><text:span text:style-name="T3"/></text:p>
            <text:p><text:span text:style-name="T3">Parameters</text:span><text:span text:style-name="T3"><text:tab/></text:span><text:span text:style-name="T3">Values sent to a function when it is called</text:span></text:p>
            <text:p><text:span text:style-name="T3"/></text:p>
            <text:p><text:span text:style-name="T3">Parse</text:span><text:span text:style-name="T3"><text:tab/></text:span><text:span text:style-name="T3"><text:tab/></text:span><text:span text:style-name="T3">Extract particular data elements from a larger block of information</text:span></text:p>
            <text:p><text:span text:style-name="T3"/></text:p>
            <text:p><text:span text:style-name="T3">Return</text:span><text:span text:style-name="T3"><text:tab/></text:span><text:span text:style-name="T3"><text:tab/></text:span><text:span text:style-name="T3">In a Function : sending back a value ; value → variable for function → ...</text:span></text:p>
            <text:p><text:span text:style-name="T3"/></text:p>
            <text:p><text:span text:style-name="T3">Run</text:span><text:span text:style-name="T3"><text:tab/></text:span><text:span text:style-name="T3"><text:tab/></text:span><text:span text:style-name="T3"><text:tab/></text:span><text:span text:style-name="T3">Execute sequence of commands, or processing a file by a program</text:span></text:p>
            <text:p><text:span text:style-name="T3"/></text:p>
            <text:p><text:span text:style-name="T3">Statement</text:span><text:span text:style-name="T3"><text:tab/></text:span><text:span text:style-name="T3">A line of a program or script, which can do value assignments,</text:span><text:span text:style-name="T3"><text:line-break/></text:span><text:span text:style-name="T3"> </text:span><text:span text:style-name="T3"><text:tab/></text:span><text:span text:style-name="T3"><text:tab/></text:span><text:span text:style-name="T3"><text:tab/></text:span><text:span text:style-name="T3">comparisons, or other opera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layer="layout" svg:width="26cm" svg:height="14.702cm" svg:x="1.5cm" svg:y="2cm">
          <draw:text-box>
            <text:p><text:span text:style-name="T1">Variables</text:span></text:p>
            <text:p/>
            <text:p><text:span text:style-name="T2">The anatomy of a variable</text:span></text:p>
            <text:p><text:span text:style-name="T3"/></text:p>
            <text:p><text:span text:style-name="T3">variable : a name that holds a value</text:span></text:p>
            <text:p><text:span text:style-name="T3"/></text:p>
            <text:p><text:span text:style-name="T3">Name - Type - Value </text:span></text:p>
            <text:p><text:span text:style-name="T3"/></text:p>
            <text:p><text:span text:style-name="T4">Name :</text:span><text:span text:style-name="T3"> Python - no punctuation, PERL - Name begins with $, no digit in the first character)</text:span></text:p>
            <text:p><text:span text:style-name="T3"/></text:p>
            <text:p><text:span text:style-name="T4">Type :</text:span><text:span text:style-name="T3"> Integer, Floating point, string, …</text:span></text:p>
            <text:p><text:span text:style-name="T3"/></text:p>
            <text:p><text:span text:style-name="T4">Value :</text:span><text:span text:style-name="T3"> Piece of information, quantitative or qualitative, depending on the type</text:span></text:p>
            <text:p><text:span text:style-name="T3"/></text:p>
            <text:p><text:span text:style-name="T4">Scope :</text:span><text:span text:style-name="T3"> Specifies where in a program a variable can be accessed</text:span></text:p>
            <text:p><text:span text:style-name="T3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layer="layout" svg:width="24.5cm" svg:height="17.665cm" svg:x="2cm" svg:y="2cm">
          <draw:text-box>
            <text:p><text:span text:style-name="T1">Variables</text:span></text:p>
            <text:p><text:span text:style-name="T2">Basic variable types </text:span></text:p>
            <text:p><text:span text:style-name="T3"/></text:p>
            <text:p><text:span text:style-name="T3">Integer</text:span><text:span text:style-name="T3"><text:tab/></text:span><text:span text:style-name="T3"><text:tab/></text:span><text:span text:style-name="T3"><text:tab/></text:span><text:span text:style-name="T4">Whole numbers</text:span><text:span text:style-name="T3">, no fractional component – limit depending on</text:span><text:span text:style-name="T3"><text:line-break/></text:span><text:span text:style-name="T3"> </text:span><text:span text:style-name="T3"><text:tab/></text:span><text:span text:style-name="T3"><text:tab/></text:span><text:span text:style-name="T3"><text:tab/></text:span><text:span text:style-name="T3"><text:tab/></text:span><text:span text:style-name="T3">comp. language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Specialized integer types for large numbers: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- long, 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- unsigned (twice as a normal integer but not negative)</text:span></text:p>
            <text:p><text:span text:style-name="T3"/></text:p>
            <text:p><text:span text:style-name="T3">Floating point</text:span><text:span text:style-name="T3"><text:tab/></text:span><text:span text:style-name="T4">Rational number</text:span><text:span text:style-name="T3">, decimal point can float to any position, 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precision limit, special case : double precision (2x memory) </text:span></text:p>
            <text:p><text:span text:style-name="T3"/></text:p>
            <text:p><text:span text:style-name="T3">Boolean</text:span><text:span text:style-name="T3"><text:tab/></text:span><text:span text:style-name="T3"><text:tab/></text:span><text:span text:style-name="T3"><text:tab/></text:span><text:span text:style-name="T3">two values : </text:span><text:span text:style-name="T4">True or false</text:span><text:span text:style-name="T3"> </text:span></text:p>
            <text:p><text:span text:style-name="T3"/></text:p>
            <text:p><text:span text:style-name="T3">Strings</text:span><text:span text:style-name="T3"><text:tab/></text:span><text:span text:style-name="T3"><text:tab/></text:span><text:span text:style-name="T3"><text:tab/></text:span><text:span text:style-name="T4">sequence of text characters</text:span><text:span text:style-name="T3"> : letters, digits, punctuation, …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''Within quotation marks'' in most languages</text:span></text:p>
            <text:p><text:span text:style-name="T3"/></text:p>
            <text:p><text:span text:style-name="T6">SequenceName = "Bolinopsis infundibulum"</text:span></text:p>
            <text:p><text:span text:style-name="T6">Primer1 = 'ATGTCTCATTCAAAGCAGG'</text:span></text:p>
            <text:p><text:span text:style-name="T6">DateString = "18-Dec-1965/t13:05"</text:span></text:p>
            <text:p><text:span text:style-name="T6">Location = "Pt. Panic, Oahu, Hawai'i"</text:span></text:p>
            <text:p><text:span text:style-name="T3"/></text:p>
            <text:p><text:span text:style-name="T3">Often, no extended character sets allow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layer="layout" svg:width="25.5cm" svg:height="15.144cm" svg:x="1.9cm" svg:y="2cm">
          <draw:text-box>
            <text:p><text:span text:style-name="T1">Variables as containers for other variables</text:span></text:p>
            <text:p/>
            <text:p><text:span text:style-name="T2">Arrays and lists</text:span></text:p>
            <text:p><text:span text:style-name="T3"/></text:p>
            <text:p><text:span text:style-name="T3">One dimensional arrays : lists, vectors,</text:span></text:p>
            <text:p><text:span text:style-name="T7"/></text:p>
            <text:p><text:span text:style-name="T7">Arrays can be composed of different types of values:</text:span></text:p>
            <text:p><text:span text:style-name="T6">Morphology = [1, 0, -2, 5.27, 'blue', [4, 2, 4]]</text:span></text:p>
            <text:p><text:span text:style-name="T7"/></text:p>
            <text:p><text:span text:style-name="T7">Multidimensional arrays : lists of lists, i.e. 2 dimensionsional Matrices</text:span></text:p>
            <text:p><text:span text:style-name="T7"/></text:p>
            <text:p><text:span text:style-name="T8"><text:s/></text:span><text:span text:style-name="T6"><text:s text:c="3"/></text:span><text:span text:style-name="T6">2 7 6</text:span></text:p>
            <text:p><text:span text:style-name="T6">A = 9 5 1 </text:span></text:p>
            <text:p><text:span text:style-name="T6"><text:s text:c="4"/></text:span><text:span text:style-name="T6">4 3 8 </text:span></text:p>
            <text:p><text:span text:style-name="T3"/></text:p>
            <text:p><text:span text:style-name="T6">MyArray [2] = 5</text:span></text:p>
            <text:p><text:span text:style-name="T3">Brackets refer to a specific position within the list</text:span></text:p>
            <text:p><text:span text:style-name="T3"/></text:p>
            <text:p><text:span text:style-name="T2"/></text:p>
          </draw:text-box>
        </draw:frame>
        <draw:custom-shape draw:style-name="gr3" draw:text-style-name="P1" draw:layer="layout" svg:width="0.307cm" svg:height="2cm" svg:x="3.4cm" svg:y="1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1" draw:layer="layout" svg:width="0.307cm" svg:height="2cm" draw:transform="rotate (3.1415926535892) translate (5.899cm 13cm)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layer="layout" svg:width="25.5cm" svg:height="15.597cm" svg:x="1cm" svg:y="2cm">
          <draw:text-box>
            <text:p><text:span text:style-name="T1">Variables as containers for other variables</text:span></text:p>
            <text:p/>
            <text:p><text:span text:style-name="T2">Dictionary </text:span></text:p>
            <text:p><text:span text:style-name="T3">associative array, hash, map : Container of multiple variables</text:span></text:p>
            <text:p><text:span text:style-name="T3"/></text:p>
            <text:p><text:span text:style-name="T3"/></text:p>
            <text:p text:style-name="P1"><text:span text:style-name="T4">list ↔ dictionary</text:span></text:p>
            <text:p text:style-name="P1"><text:span text:style-name="T5">sequence of ordered values ↔ collection of names/</text:span><text:span text:style-name="T4">keys</text:span><text:span text:style-name="T5"> point to an associated value</text:span></text:p>
            <text:p text:style-name="P1"><text:span text:style-name="T5"/></text:p>
            <text:p text:style-name="P2"><text:span text:style-name="T5">Keys </text:span><text:span text:style-name="T5"><text:tab/></text:span><text:span text:style-name="T5">- Numbers, strings, other types of variables</text:span></text:p>
            <text:p text:style-name="P2"><text:span text:style-name="T5"><text:tab/></text:span><text:span text:style-name="T5"><text:tab/></text:span><text:span text:style-name="T5">- must be unique: one key points to one value, multiple keys can have the same</text:span><text:span text:style-name="T5"><text:line-break/></text:span><text:span text:style-name="T5"> </text:span><text:span text:style-name="T5"><text:tab/></text:span><text:span text:style-name="T5"><text:tab/></text:span><text:span text:style-name="T5"> <text:s/>value</text:span></text:p>
            <text:p text:style-name="P2"><text:span text:style-name="T8"/></text:p>
            <text:p><text:span text:style-name="T6">TreeDiam={}</text:span><text:span text:style-name="T9"> ← create an empty dictionary with {}</text:span></text:p>
            <text:p><text:span text:style-name="T6">TreeDiam[</text:span><text:span text:style-name="T10">'Kodiak'</text:span><text:span text:style-name="T6">] = [</text:span><text:span text:style-name="T11">68</text:span><text:span text:style-name="T6">]</text:span></text:p>
            <text:p><text:span text:style-name="T6">TreeDiam[</text:span><text:span text:style-name="T10">'Juneau'</text:span><text:span text:style-name="T6">] = [</text:span><text:span text:style-name="T11">85</text:span><text:span text:style-name="T6">]</text:span></text:p>
            <text:p><text:span text:style-name="T6"/></text:p>
            <text:p><text:span text:style-name="T7">Values are searched by their keys and not by their position</text:span></text:p>
            <text:p><text:span text:style-name="T7"/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layer="layout" svg:width="24.5cm" svg:height="13.991cm" svg:x="2cm" svg:y="2cm">
          <draw:text-box>
            <text:p><text:span text:style-name="T1">Variables as containers for other variables</text:span></text:p>
            <text:p/>
            <text:p><text:span text:style-name="T2">Converting between types</text:span></text:p>
            <text:p><text:span text:style-name="T3">- In some languages, variable types must be specified</text:span></text:p>
            <text:p><text:span text:style-name="T3">- Python assigns (once automatically) the type by the value encountered</text:span></text:p>
            <text:p><text:span text:style-name="T3"/></text:p>
            <text:p><text:span text:style-name="T3">- Other languages try to interprete the variable types specifically by background</text:span><text:span text:style-name="T3"><text:line-break/></text:span><text:span text:style-name="T3"> <text:s/>processes.</text:span></text:p>
            <text:p><text:span text:style-name="T3"/></text:p>
            <text:p><text:span text:style-name="T3">Different interpretations of values based on their types</text:span></text:p>
            <text:p><text:span text:style-name="T3"/></text:p>
            <text:p><text:span text:style-name="T3">add 5 to 123</text:span></text:p>
            <text:p><text:span text:style-name="T3"/></text:p>
            <text:p><text:span text:style-name="T3">String : <text:s text:c="2"/>'123' → 1235</text:span></text:p>
            <text:p><text:span text:style-name="T3">Integer : <text:s/>123 → <text:s/>128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layer="layout" svg:width="25cm" svg:height="13.677cm" svg:x="1.5cm" svg:y="2cm">
          <draw:text-box>
            <text:p><text:span text:style-name="T1">Variables in action</text:span></text:p>
            <text:p><text:span text:style-name="T3"/></text:p>
            <text:p><text:span text:style-name="T4"/></text:p>
            <text:p><text:span text:style-name="T4">Operators</text:span><text:span text:style-name="T3"> and </text:span><text:span text:style-name="T4">functions</text:span><text:span text:style-name="T3"> are used in programs to modify or calculate values </text:span></text:p>
            <text:p/>
            <text:p><text:span text:style-name="T2">Mathematical operators</text:span></text:p>
            <text:p><text:span text:style-name="T3"/></text:p>
            <text:p><text:span text:style-name="T3">Addition +, substraction -, multiplication *, division /, power **, equal =, ...</text:span></text:p>
            <text:p><text:span text:style-name="T3"/></text:p>
            <text:p><text:span text:style-name="T3">Values of different types can be compatible, but must not</text:span></text:p>
            <text:p><text:span text:style-name="T13">Float + integer</text:span><text:span text:style-name="T3"> but </text:span><text:span text:style-name="T14">string with integer</text:span><text:span text:style-name="T3"> </text:span></text:p>
            <text:p><text:span text:style-name="T3"/></text:p>
            <text:p><text:span text:style-name="T3">Sometimes problems: </text:span></text:p>
            <text:p><text:span text:style-name="T3"/></text:p>
            <text:p><text:span text:style-name="T3">dividing 2 integers → new integer assigned → 5 / 2 = 2</text:span></text:p>
            <text:p><text:span text:style-name="T3"/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layer="layout" svg:width="25cm" svg:height="18.654cm" svg:x="1.5cm" svg:y="1.7cm">
          <draw:text-box>
            <text:p><text:span text:style-name="T1">Variables in action</text:span></text:p>
            <text:p><text:span text:style-name="T3"/></text:p>
            <text:p><text:span text:style-name="T2">Comparative and logical operators</text:span></text:p>
            <text:p><text:span text:style-name="T16"/></text:p>
            <text:p><text:span text:style-name="T16">Comparison of variables, functons that return a boolean value: True / False</text:span><text:span text:style-name="T3"><text:line-break/></text:span><text:span text:style-name="T3"/></text:p>
            <text:p><text:span text:style-name="T3"><text:tab/></text:span><text:span text:style-name="T3">→ </text:span><text:span text:style-name="T3">Example, to test if one variable is greater than another, decision maker …</text:span><text:span text:style-name="T3"><text:line-break/></text:span><text:span text:style-name="T3"/></text:p>
            <text:p><text:span text:style-name="T3"><text:tab/></text:span><text:span text:style-name="T3">→ </text:span><text:span text:style-name="T3">Are two entities the same or not, equality operator often written as ==, not =</text:span><text:span text:style-name="T3"><text:line-break/></text:span><text:span text:style-name="T3"/></text:p>
            <text:p><text:span text:style-name="T3"><text:tab/></text:span><text:span text:style-name="T3">→ </text:span><text:span text:style-name="T3">In operator : x in A, returns true if value for x is contained in list A, </text:span><text:span text:style-name="T3"><text:line-break/></text:span><text:span text:style-name="T3"><text:tab/></text:span><text:span text:style-name="T3">if A is a list of list, x must be a list, too</text:span></text:p>
            <text:p><text:span text:style-name="T3"/></text:p>
            <text:p><text:span text:style-name="T3"><text:tab/></text:span><text:span text:style-name="T3">→ </text:span><text:span text:style-name="T3">Other operator, and, or, not, …</text:span></text:p>
            <text:p><text:span text:style-name="T3"/></text:p>
            <text:p><text:span text:style-name="T3"/></text:p>
            <text:p><text:span text:style-name="T4">order of operators:</text:span><text:span text:style-name="T3"> </text:span></text:p>
            <text:p><text:span text:style-name="T3"/></text:p>
            <text:p><text:span text:style-name="T3"><text:tab/></text:span><text:span text:style-name="T3">→ </text:span><text:span text:style-name="T3">Follow normal algebraic rules </text:span></text:p>
            <text:p><text:span text:style-name="T3"/></text:p>
            <text:p><text:span text:style-name="T3"><text:tab/></text:span><text:span text:style-name="T3">→ </text:span><text:span text:style-name="T3">Within those, they are ordered left to right</text:span></text:p>
            <text:p><text:span text:style-name="T3"/></text:p>
            <text:p><text:span text:style-name="T3"><text:tab/></text:span><text:span text:style-name="T3">→ </text:span><text:span text:style-name="T3">Specified by parenthesis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layer="layout" svg:width="25cm" svg:height="9.097cm" svg:x="1.5cm" svg:y="1.7cm">
          <draw:text-box>
            <text:p><text:span text:style-name="T1">Variables in action</text:span></text:p>
            <text:p><text:span text:style-name="T3"/></text:p>
            <text:p><text:span text:style-name="T2">Functions</text:span></text:p>
            <text:p><text:span text:style-name="T3"/></text:p>
            <text:p><text:span text:style-name="T3">- Like little stand alone programs, </text:span></text:p>
            <text:p><text:span text:style-name="T3"/></text:p>
            <text:p><text:span text:style-name="T3">- Can be stored in external files, or defined locally in a program</text:span></text:p>
            <text:p><text:span text:style-name="T3"/></text:p>
            <text:p><text:span text:style-name="T3">- Functions accept variables, referred to as </text:span><text:span text:style-name="T4">parameters</text:span></text:p>
            <text:p><text:span text:style-name="T5"/></text:p>
            <text:p><text:span text:style-name="T5"><text:tab/></text:span><text:span text:style-name="T5"><text:tab/></text:span><text:span text:style-name="T5">y = round(2.718) → y =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layer="layout" svg:width="24.5cm" svg:height="3.876cm" svg:x="2cm" svg:y="0.6cm">
          <draw:text-box>
            <text:p><text:span text:style-name="T1">Flow control:</text:span><text:span text:style-name="T17"> </text:span><text:span text:style-name="T2">Decisions with the 'if' statement</text:span></text:p>
            <text:p><text:span text:style-name="T2"/></text:p>
            <text:p><text:span text:style-name="T2">Conditional decision making</text:span></text:p>
          </draw:text-box>
        </draw:frame>
        <draw:custom-shape draw:style-name="gr4" draw:text-style-name="P1" draw:layer="layout" svg:width="2.861cm" svg:height="0.818cm" svg:x="10.291cm" svg:y="6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61cm" svg:height="0.818cm" svg:x="10.291cm" svg:y="8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453cm" svg:height="1.636cm" svg:x="10.454cm" svg:y="10.733cm"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861cm" svg:height="0.818cm" svg:x="10.291cm" svg:y="18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862cm" svg:height="0.818cm" svg:x="13.071cm" svg:y="12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862cm" svg:height="0.818cm" svg:x="13.071cm" svg:y="13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1.681cm" svg:y1="7.871cm" svg:x2="11.681cm" svg:y2="8.689cm">
          <text:p/>
        </draw:line>
        <draw:line draw:style-name="gr7" draw:text-style-name="P1" draw:layer="layout" svg:x1="11.681cm" svg:y1="9.834cm" svg:x2="11.681cm" svg:y2="10.652cm">
          <text:p/>
        </draw:line>
        <draw:line draw:style-name="gr7" draw:text-style-name="P1" draw:layer="layout" svg:x1="11.681cm" svg:y1="12.45cm" svg:x2="11.681cm" svg:y2="18.419cm">
          <text:p/>
        </draw:line>
        <draw:line draw:style-name="gr8" draw:text-style-name="P1" draw:layer="layout" svg:x1="12.825cm" svg:y1="11.551cm" svg:x2="14.46cm" svg:y2="11.551cm">
          <text:p/>
        </draw:line>
        <draw:line draw:style-name="gr7" draw:text-style-name="P1" draw:layer="layout" svg:x1="14.461cm" svg:y1="13.023cm" svg:x2="14.461cm" svg:y2="13.432cm">
          <text:p/>
        </draw:line>
        <draw:line draw:style-name="gr7" draw:text-style-name="P1" draw:layer="layout" svg:x1="11.681cm" svg:y1="19.482cm" svg:x2="11.681cm" svg:y2="20.3cm">
          <text:p/>
        </draw:line>
        <draw:line draw:style-name="gr7" draw:text-style-name="P1" draw:layer="layout" svg:x1="14.461cm" svg:y1="11.651cm" svg:x2="14.461cm" svg:y2="12.06cm">
          <text:p/>
        </draw:line>
        <draw:line draw:style-name="gr8" draw:text-style-name="P1" draw:layer="layout" svg:x1="14.461cm" svg:y1="14.494cm" svg:x2="14.461cm" svg:y2="17.969cm">
          <text:p/>
        </draw:line>
        <draw:line draw:style-name="gr7" draw:text-style-name="P1" draw:layer="layout" svg:x1="14.543cm" svg:y1="17.929cm" svg:x2="11.681cm" svg:y2="17.929cm">
          <text:p/>
        </draw:line>
        <draw:frame draw:style-name="gr9" draw:text-style-name="P3" draw:layer="layout" svg:width="1.636cm" svg:height="0.839cm" svg:x="12.907cm" svg:y="10.733cm">
          <draw:text-box>
            <text:p><text:span text:style-name="T18">True</text:span></text:p>
          </draw:text-box>
        </draw:frame>
        <draw:custom-shape draw:style-name="gr4" draw:text-style-name="P1" draw:layer="layout" svg:width="2.862cm" svg:height="0.818cm" svg:x="18.222cm" svg:y="6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62cm" svg:height="0.818cm" svg:x="18.222cm" svg:y="8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.453cm" svg:height="1.636cm" svg:x="18.386cm" svg:y="10.733cm">
          <text:p text:style-name="P1">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2.862cm" svg:height="0.818cm" svg:x="18.222cm" svg:y="18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862cm" svg:height="0.818cm" svg:x="21.002cm" svg:y="12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9.612cm" svg:y1="7.871cm" svg:x2="19.612cm" svg:y2="8.689cm">
          <text:p/>
        </draw:line>
        <draw:line draw:style-name="gr7" draw:text-style-name="P1" draw:layer="layout" svg:x1="19.612cm" svg:y1="9.834cm" svg:x2="19.612cm" svg:y2="10.652cm">
          <text:p/>
        </draw:line>
        <draw:line draw:style-name="gr8" draw:text-style-name="P1" draw:layer="layout" svg:x1="20.757cm" svg:y1="11.551cm" svg:x2="22.392cm" svg:y2="11.551cm">
          <text:p/>
        </draw:line>
        <draw:line draw:style-name="gr7" draw:text-style-name="P1" draw:layer="layout" svg:x1="22.392cm" svg:y1="13.023cm" svg:x2="22.392cm" svg:y2="13.432cm">
          <text:p/>
        </draw:line>
        <draw:line draw:style-name="gr7" draw:text-style-name="P1" draw:layer="layout" svg:x1="19.612cm" svg:y1="19.482cm" svg:x2="19.612cm" svg:y2="20.3cm">
          <text:p/>
        </draw:line>
        <draw:line draw:style-name="gr7" draw:text-style-name="P1" draw:layer="layout" svg:x1="22.392cm" svg:y1="11.651cm" svg:x2="22.392cm" svg:y2="12.06cm">
          <text:p/>
        </draw:line>
        <draw:frame draw:style-name="gr9" draw:text-style-name="P3" draw:layer="layout" svg:width="1.635cm" svg:height="0.839cm" svg:x="20.839cm" svg:y="10.733cm">
          <draw:text-box>
            <text:p><text:span text:style-name="T18">True</text:span></text:p>
          </draw:text-box>
        </draw:frame>
        <draw:custom-shape draw:style-name="gr5" draw:text-style-name="P1" draw:layer="layout" svg:width="2.453cm" svg:height="1.636cm" svg:x="18.386cm" svg:y="13.84cm">
          <text:p text:style-name="P1">el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9.612cm" svg:y1="12.45cm" svg:x2="19.612cm" svg:y2="13.84cm">
          <text:p/>
        </draw:line>
        <draw:custom-shape draw:style-name="gr6" draw:text-style-name="P1" draw:layer="layout" svg:width="2.862cm" svg:height="0.818cm" svg:x="21.002cm" svg:y="15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862cm" svg:height="0.818cm" svg:x="21.002cm" svg:y="16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20.839cm" svg:y1="14.658cm" svg:x2="22.474cm" svg:y2="14.658cm">
          <text:p/>
        </draw:line>
        <draw:line draw:style-name="gr7" draw:text-style-name="P1" draw:layer="layout" svg:x1="22.474cm" svg:y1="14.658cm" svg:x2="22.474cm" svg:y2="15.271cm">
          <text:p/>
        </draw:line>
        <draw:line draw:style-name="gr8" draw:text-style-name="P1" draw:layer="layout" svg:x1="23.782cm" svg:y1="13.922cm" svg:x2="24.6cm" svg:y2="13.922cm">
          <text:p/>
        </draw:line>
        <draw:line draw:style-name="gr8" draw:text-style-name="P1" draw:layer="layout" svg:x1="24.6cm" svg:y1="13.922cm" svg:x2="24.6cm" svg:y2="17.806cm">
          <text:p/>
        </draw:line>
        <draw:line draw:style-name="gr8" draw:text-style-name="P1" draw:layer="layout" svg:x1="20.921cm" svg:y1="17.193cm" svg:x2="19.694cm" svg:y2="17.193cm">
          <text:p/>
        </draw:line>
        <draw:line draw:style-name="gr7" draw:text-style-name="P1" draw:layer="layout" svg:x1="19.694cm" svg:y1="17.193cm" svg:x2="19.694cm" svg:y2="18.42cm">
          <text:p/>
        </draw:line>
        <draw:custom-shape draw:style-name="gr6" draw:text-style-name="P1" draw:layer="layout" svg:width="2.862cm" svg:height="0.818cm" svg:x="21.002cm" svg:y="13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4.6cm" svg:y1="17.806cm" svg:x2="19.694cm" svg:y2="17.806cm">
          <text:p/>
        </draw:line>
        <draw:frame draw:style-name="gr9" draw:text-style-name="P3" draw:layer="layout" svg:width="1.962cm" svg:height="0.839cm" svg:x="9.8cm" svg:y="12.205cm">
          <draw:text-box>
            <text:p><text:span text:style-name="T18">False</text:span></text:p>
          </draw:text-box>
        </draw:frame>
        <draw:frame draw:style-name="gr9" draw:text-style-name="P3" draw:layer="layout" svg:width="1.962cm" svg:height="0.839cm" svg:x="17.895cm" svg:y="12.205cm">
          <draw:text-box>
            <text:p><text:span text:style-name="T18">False</text:span></text:p>
          </draw:text-box>
        </draw:frame>
        <draw:line draw:style-name="gr7" draw:text-style-name="P1" draw:layer="layout" svg:x1="22.474cm" svg:y1="16.293cm" svg:x2="22.474cm" svg:y2="16.702cm">
          <text:p/>
        </draw:line>
        <draw:frame draw:style-name="gr1" draw:layer="layout" svg:width="4.5cm" svg:height="1.673cm" svg:x="3.8cm" svg:y="7.2cm">
          <draw:text-box>
            <text:p>Main program statements</text:p>
          </draw:text-box>
        </draw:frame>
        <draw:frame draw:style-name="gr1" draw:layer="layout" svg:width="4.5cm" svg:height="0.962cm" svg:x="9.2cm" svg:y="5.401cm">
          <draw:text-box>
            <text:p text:style-name="P1">'if' statement</text:p>
          </draw:text-box>
        </draw:frame>
        <draw:frame draw:style-name="gr1" draw:layer="layout" svg:width="5.5cm" svg:height="0.962cm" svg:x="16.8cm" svg:y="5.401cm">
          <draw:text-box>
            <text:p text:style-name="P1">'if-else' statement</text:p>
          </draw:text-box>
        </draw:frame>
        <draw:frame draw:style-name="gr1" draw:layer="layout" svg:width="5.5cm" svg:height="1.673cm" svg:x="3.8cm" svg:y="10.401cm">
          <draw:text-box>
            <text:p>Conditional of block commands</text:p>
          </draw:text-box>
        </draw:frame>
        <draw:frame draw:style-name="gr1" draw:layer="layout" svg:width="5.5cm" svg:height="1.673cm" svg:x="3.8cm" svg:y="18.202cm">
          <draw:text-box>
            <text:p>Continue main program</text:p>
          </draw:text-box>
        </draw:frame>
        <draw:frame draw:style-name="gr1" draw:text-style-name="P4" draw:layer="layout" svg:width="10.5cm" svg:height="3.256cm" svg:x="0.5cm" svg:y="13.5cm">
          <draw:text-box>
            <text:p><text:span text:style-name="T19">A=5</text:span></text:p>
            <text:p><text:span text:style-name="T19">if A&lt;0 :</text:span></text:p>
            <text:p><text:span text:style-name="T19"><text:tab/></text:span><text:span text:style-name="T19">print 'Negative No'</text:span></text:p>
            <text:p><text:span text:style-name="T19">else :</text:span></text:p>
            <text:p><text:span text:style-name="T19"><text:tab/></text:span><text:span text:style-name="T19">print 'Zero or positive No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layer="layout" svg:width="24.5cm" svg:height="1.826cm" svg:x="2cm" svg:y="0.2cm">
          <draw:text-box>
            <text:p><text:span text:style-name="T1">Flow control:</text:span><text:span text:style-name="T17"> </text:span><text:span text:style-name="T2">Looping with 'for' and 'while'</text:span></text:p>
          </draw:text-box>
        </draw:frame>
        <draw:custom-shape draw:style-name="gr4" draw:text-style-name="P1" draw:layer="layout" svg:width="3.5cm" svg:height="1cm" svg:x="7.3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cm" svg:x="7.3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cm" svg:x="6.3cm" svg:y="1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cm" svg:height="1cm" svg:x="10.7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cm" svg:height="1cm" svg:x="10.7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9cm" svg:y1="5.1cm" svg:x2="9cm" svg:y2="6.1cm">
          <text:p/>
        </draw:line>
        <draw:line draw:style-name="gr7" draw:text-style-name="P1" draw:layer="layout" svg:x1="9cm" svg:y1="7.5cm" svg:x2="9cm" svg:y2="8.5cm">
          <text:p/>
        </draw:line>
        <draw:line draw:style-name="gr8" draw:text-style-name="P1" draw:layer="layout" svg:x1="10.4cm" svg:y1="9.6cm" svg:x2="12.4cm" svg:y2="9.6cm">
          <text:p/>
        </draw:line>
        <draw:line draw:style-name="gr7" draw:text-style-name="P1" draw:layer="layout" svg:x1="12.4cm" svg:y1="11.4cm" svg:x2="12.4cm" svg:y2="11.9cm">
          <text:p/>
        </draw:line>
        <draw:line draw:style-name="gr7" draw:text-style-name="P1" draw:layer="layout" svg:x1="8.1cm" svg:y1="19.3cm" svg:x2="8.1cm" svg:y2="20.3cm">
          <text:p/>
        </draw:line>
        <draw:line draw:style-name="gr7" draw:text-style-name="P1" draw:layer="layout" svg:x1="12.4cm" svg:y1="9.6cm" svg:x2="12.4cm" svg:y2="10.1cm">
          <text:p/>
        </draw:line>
        <draw:frame draw:style-name="gr1" draw:text-style-name="P3" draw:layer="layout" svg:width="3.5cm" svg:height="0.839cm" svg:x="10.4cm" svg:y="8.3cm">
          <draw:text-box>
            <text:p><text:span text:style-name="T18">Next item</text:span></text:p>
          </draw:text-box>
        </draw:frame>
        <draw:custom-shape draw:style-name="gr4" draw:text-style-name="P1" draw:layer="layout" svg:width="3.5cm" svg:height="1cm" svg:x="17.9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1cm" svg:x="17.9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cm" svg:height="2cm" svg:x="18.1cm" svg:y="8.6cm">
          <text:p text:style-name="P1">wh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5cm" svg:height="1cm" svg:x="17.9cm" svg:y="1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cm" svg:height="1cm" svg:x="21.3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9.6cm" svg:y1="5.1cm" svg:x2="19.6cm" svg:y2="6.1cm">
          <text:p/>
        </draw:line>
        <draw:line draw:style-name="gr7" draw:text-style-name="P1" draw:layer="layout" svg:x1="19.6cm" svg:y1="7.5cm" svg:x2="19.6cm" svg:y2="8.5cm">
          <text:p/>
        </draw:line>
        <draw:line draw:style-name="gr8" draw:text-style-name="P1" draw:layer="layout" svg:x1="21cm" svg:y1="9.6cm" svg:x2="23cm" svg:y2="9.6cm">
          <text:p/>
        </draw:line>
        <draw:line draw:style-name="gr7" draw:text-style-name="P1" draw:layer="layout" svg:x1="23cm" svg:y1="11.4cm" svg:x2="23cm" svg:y2="11.9cm">
          <text:p/>
        </draw:line>
        <draw:line draw:style-name="gr7" draw:text-style-name="P1" draw:layer="layout" svg:x1="19.6cm" svg:y1="19.3cm" svg:x2="19.6cm" svg:y2="20.3cm">
          <text:p/>
        </draw:line>
        <draw:line draw:style-name="gr7" draw:text-style-name="P1" draw:layer="layout" svg:x1="23cm" svg:y1="9.6cm" svg:x2="23cm" svg:y2="10.1cm">
          <text:p/>
        </draw:line>
        <draw:frame draw:style-name="gr1" draw:layer="layout" svg:width="2cm" svg:height="0.962cm" svg:x="21.1cm" svg:y="8.6cm">
          <draw:text-box>
            <text:p>True</text:p>
          </draw:text-box>
        </draw:frame>
        <draw:custom-shape draw:style-name="gr6" draw:text-style-name="P1" draw:layer="layout" svg:width="3.5cm" svg:height="1cm" svg:x="21.3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2.4cm" svg:height="0.962cm" svg:x="17.5cm" svg:y="10.4cm">
          <draw:text-box>
            <text:p>False</text:p>
          </draw:text-box>
        </draw:frame>
        <draw:frame draw:style-name="gr1" draw:layer="layout" svg:width="4.5cm" svg:height="1.673cm" svg:x="1cm" svg:y="4.5cm">
          <draw:text-box>
            <text:p>Main program statements</text:p>
          </draw:text-box>
        </draw:frame>
        <draw:frame draw:style-name="gr1" draw:layer="layout" svg:width="4.5cm" svg:height="0.962cm" svg:x="6.8cm" svg:y="2.601cm">
          <draw:text-box>
            <text:p text:style-name="P1">'for' loop</text:p>
          </draw:text-box>
        </draw:frame>
        <draw:frame draw:style-name="gr1" draw:layer="layout" svg:width="5.5cm" svg:height="0.962cm" svg:x="16.7cm" svg:y="2.601cm">
          <draw:text-box>
            <text:p text:style-name="P1">'while' loop</text:p>
          </draw:text-box>
        </draw:frame>
        <draw:frame draw:style-name="gr1" draw:layer="layout" svg:width="5.5cm" svg:height="0.962cm" svg:x="1cm" svg:y="8.701cm">
          <draw:text-box>
            <text:p>looping block</text:p>
          </draw:text-box>
        </draw:frame>
        <draw:frame draw:style-name="gr1" draw:layer="layout" svg:width="5.5cm" svg:height="1.673cm" svg:x="1cm" svg:y="17.902cm">
          <draw:text-box>
            <text:p>Continue main program</text:p>
          </draw:text-box>
        </draw:frame>
        <draw:custom-shape draw:style-name="gr10" draw:text-style-name="P1" draw:layer="layout" svg:width="3cm" svg:height="2cm" svg:x="7.5cm" svg:y="8.6cm">
          <text:p text:style-name="P1">f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8.7cm" svg:y="9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9.5cm" svg:y="9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7.9cm" svg:y="9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cm" svg:height="0.5cm" svg:x="11.5cm" svg:y="9.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4cm" svg:y1="13.1cm" svg:x2="12.4cm" svg:y2="14.1cm">
          <text:p/>
        </draw:line>
        <draw:line draw:style-name="gr8" draw:text-style-name="P1" draw:layer="layout" svg:x1="12.4cm" svg:y1="14.1cm" svg:x2="6.4cm" svg:y2="14.1cm">
          <text:p/>
        </draw:line>
        <draw:line draw:style-name="gr8" draw:text-style-name="P1" draw:layer="layout" svg:x1="6.4cm" svg:y1="14.1cm" svg:x2="6.4cm" svg:y2="9.6cm">
          <text:p/>
        </draw:line>
        <draw:line draw:style-name="gr7" draw:text-style-name="P1" draw:layer="layout" svg:x1="6.4cm" svg:y1="9.6cm" svg:x2="7.5cm" svg:y2="9.6cm">
          <text:p/>
        </draw:line>
        <draw:line draw:style-name="gr12" draw:text-style-name="P1" draw:layer="layout" svg:x1="8.1cm" svg:y1="10.7cm" svg:x2="8.1cm" svg:y2="18cm">
          <text:p/>
        </draw:line>
        <draw:line draw:style-name="gr8" draw:text-style-name="P1" draw:layer="layout" svg:x1="16.9cm" svg:y1="14.1cm" svg:x2="16.9cm" svg:y2="9.6cm">
          <text:p/>
        </draw:line>
        <draw:line draw:style-name="gr7" draw:text-style-name="P1" draw:layer="layout" svg:x1="16.9cm" svg:y1="9.6cm" svg:x2="18cm" svg:y2="9.6cm">
          <text:p/>
        </draw:line>
        <draw:line draw:style-name="gr12" draw:text-style-name="P1" draw:layer="layout" svg:x1="19.6cm" svg:y1="10.7cm" svg:x2="19.6cm" svg:y2="18cm">
          <text:p/>
        </draw:line>
        <draw:line draw:style-name="gr8" draw:text-style-name="P1" draw:layer="layout" svg:x1="22.9cm" svg:y1="13.1cm" svg:x2="22.9cm" svg:y2="14.1cm">
          <text:p/>
        </draw:line>
        <draw:line draw:style-name="gr8" draw:text-style-name="P1" draw:layer="layout" svg:x1="22.9cm" svg:y1="14.1cm" svg:x2="16.9cm" svg:y2="14.1cm">
          <text:p/>
        </draw:line>
        <draw:frame draw:style-name="gr1" draw:text-style-name="P3" draw:layer="layout" svg:width="3.5cm" svg:height="1.427cm" svg:x="8cm" svg:y="11.2cm">
          <draw:text-box>
            <text:p><text:span text:style-name="T18">No more items?</text:span></text:p>
          </draw:text-box>
        </draw:frame>
        <draw:frame draw:style-name="gr1" draw:text-style-name="P4" draw:layer="layout" svg:width="8.5cm" svg:height="1.453cm" svg:x="8.3cm" svg:y="14.2cm">
          <draw:text-box>
            <text:p><text:span text:style-name="T19">for Num in range (10):</text:span></text:p>
            <text:p><text:span text:style-name="T19">print Num * 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layer="layout" svg:width="25.5cm" svg:height="12.408cm" svg:x="1.5cm" svg:y="2cm">
          <draw:text-box>
            <text:p><text:span text:style-name="T1">Input and output</text:span><text:span text:style-name="T17"> </text:span></text:p>
            <text:p/>
            <text:p><text:span text:style-name="T2">User interaction</text:span></text:p>
            <text:p><text:span text:style-name="T3"/></text:p>
            <text:p><text:span text:style-name="T3">Arguments = program options, specified in the shell</text:span></text:p>
            <text:p><text:span text:style-name="T3"/></text:p>
            <text:p><text:span text:style-name="T3">ls </text:span><text:span text:style-name="T4">-a</text:span><text:span text:style-name="T3">, ls </text:span><text:span text:style-name="T4">*.txt</text:span></text:p>
            <text:p><text:span text:style-name="T5"/></text:p>
            <text:p><text:span text:style-name="T5">- Arguments are user input for programs that : </text:span></text:p>
            <text:p><text:span text:style-name="T5"><text:tab/></text:span><text:span text:style-name="T5"> </text:span><text:span text:style-name="T5">gather all information → process it autonomously</text:span></text:p>
            <text:p><text:span text:style-name="T5"/></text:p>
            <text:p><text:span text:style-name="T5">- Some programs respond to user input while running (for example 'nano')</text:span></text:p>
            <text:p><text:span text:style-name="T5"/></text:p>
            <text:p><text:span text:style-name="T5">- Output sent to the screen is usually called 'print'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layer="layout" svg:width="25.5cm" svg:height="13.83cm" svg:x="1.5cm" svg:y="2cm">
          <draw:text-box>
            <text:p><text:span text:style-name="T1">Input and output</text:span><text:span text:style-name="T17"> </text:span></text:p>
            <text:p/>
            <text:p><text:span text:style-name="T2">Files</text:span></text:p>
            <text:p><text:span text:style-name="T5"/></text:p>
            <text:p><text:span text:style-name="T4">Two levels of operations to access data in a file</text:span></text:p>
            <text:p><text:span text:style-name="T5"><text:tab/></text:span><text:span text:style-name="T5">- gain access to content</text:span></text:p>
            <text:p><text:span text:style-name="T5"><text:tab/></text:span><text:span text:style-name="T5">- establish relationships between data in files and variables in the program</text:span></text:p>
            <text:p><text:span text:style-name="T5"/></text:p>
            <text:p><text:span text:style-name="T5"><text:tab/></text:span><text:span text:style-name="T4">Parsing</text:span><text:span text:style-name="T5"> (when reading) ↔ </text:span><text:span text:style-name="T4">packaging</text:span><text:span text:style-name="T5"> of data (when writing a file)</text:span></text:p>
            <text:p><text:span text:style-name="T2"/></text:p>
            <text:p><text:span text:style-name="T3"/></text:p>
            <text:p><text:span text:style-name="T3"/></text:p>
            <text:p><text:span text:style-name="T4">Files can also be used for controlling program behaviour</text:span></text:p>
            <text:p><text:span text:style-name="T3"/></text:p>
            <text:p><text:span text:style-name="T3"><text:tab/></text:span><text:span text:style-name="T3">- store raw input and marching orders</text:span></text:p>
            <text:p><text:span text:style-name="T3"><text:tab/></text:span><text:span text:style-name="T3">- logbook, logfiles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layer="layout" svg:width="25.5cm" svg:height="17.039cm" svg:x="1.5cm" svg:y="2cm">
          <draw:text-box>
            <text:p><text:span text:style-name="T1">Libraries and modules</text:span></text:p>
            <text:p><text:span text:style-name="T3"/></text:p>
            <text:p><text:span text:style-name="T3">Built-in tools, building blocks : basic functions, simple operators, bundled in modules</text:span></text:p>
            <text:p><text:span text:style-name="T3"/></text:p>
            <text:p><text:span text:style-name="T3"/></text:p>
            <text:p><text:span text:style-name="T1">Comment statements</text:span></text:p>
            <text:p><text:span text:style-name="T3"/></text:p>
            <text:p><text:span text:style-name="T3">Comments are marked with certain characters, depending on the language </text:span></text:p>
            <text:p><text:span text:style-name="T3">#, //, % </text:span></text:p>
            <text:p><text:span text:style-name="T3"/></text:p>
            <text:p><text:span text:style-name="T1">Objects</text:span></text:p>
            <text:p><text:span text:style-name="T3"/></text:p>
            <text:p><text:span text:style-name="T3">- Sort of ''super variable'' that contain several other variables within it</text:span></text:p>
            <text:p><text:span text:style-name="T3">- Can contain also functions → then called </text:span><text:span text:style-name="T4">methods</text:span></text:p>
            <text:p><text:span text:style-name="T4"/></text:p>
            <text:p><text:span text:style-name="T20">Dot notation:</text:span></text:p>
            <text:p><text:span text:style-name="T8"/></text:p>
            <text:p><text:span text:style-name="T6">MyBike.color</text:span><text:span text:style-name="T20"> ←</text:span><text:span text:style-name="T7"> Color of your bike</text:span></text:p>
            <text:p><text:span text:style-name="T6">MyBike.tires</text:span><text:span text:style-name="T20"> ←</text:span><text:span text:style-name="T7"> properties of your tires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layer="layout" svg:width="25.5cm" svg:height="17.734cm" svg:x="1.5cm" svg:y="0.8cm">
          <draw:text-box>
            <text:p><text:span text:style-name="T1">Objects</text:span></text:p>
            <text:p><text:span text:style-name="T3"/></text:p>
            <text:p><text:span text:style-name="T8"/></text:p>
            <text:p><text:span text:style-name="T6"/></text:p>
            <text:p><text:span text:style-name="T6">MyBike.color</text:span><text:span text:style-name="T20"> ←</text:span><text:span text:style-name="T7"> Color of your bike</text:span><text:span text:style-name="T7"><text:tab/></text:span><text:span text:style-name="T7"><text:tab/></text:span><text:span text:style-name="T7"><text:tab/></text:span></text:p>
            <text:p><text:span text:style-name="T6">MyBike.tires</text:span><text:span text:style-name="T20"> ←</text:span><text:span text:style-name="T7"> properties of your tires</text:span></text:p>
            <text:p><text:span text:style-name="T7"/></text:p>
            <text:p><text:span text:style-name="T6">MyBike.tires.pressure</text:span><text:span text:style-name="T20"> ←</text:span><text:span text:style-name="T7"> A nested property of your tires</text:span></text:p>
            <text:p><text:span text:style-name="T7"/></text:p>
            <text:p><text:span text:style-name="T20"/></text:p>
            <text:p><text:span text:style-name="T20">Assignments of Methods (functions):</text:span></text:p>
            <text:p><text:span text:style-name="T3"/></text:p>
            <text:p><text:span text:style-name="T6">MyBike.steer(-4)</text:span><text:span text:style-name="T3"> ← Steer 4 degree to the left</text:span></text:p>
            <text:p><text:span text:style-name="T6">MyBike.color('red')</text:span><text:span text:style-name="T7"> ← You can often set and read with the same notation</text:span></text:p>
            <text:p><text:span text:style-name="T6">MyBike.pedals.pedal(100)</text:span><text:span text:style-name="T7"> ← with the pedals, pedal at a speed of 100</text:span></text:p>
            <text:p><text:span text:style-name="T7"/></text:p>
            <text:p><text:span text:style-name="T7">Sometimes more convenient to use objects instead of a separate function, </text:span></text:p>
            <text:p><text:span text:style-name="T7"/></text:p>
            <text:p><text:span text:style-name="T7">Example :</text:span></text:p>
            <text:p><text:span text:style-name="T7"/></text:p>
            <text:p><text:span text:style-name="T6">MyString='abc'</text:span></text:p>
            <text:p><text:span text:style-name="T6">Print uppercase(MyString) </text:span><text:span text:style-name="T7"><text:tab/></text:span><text:span text:style-name="T7"><text:tab/></text:span><text:span text:style-name="T7"><text:tab/></text:span><text:span text:style-name="T7">or : </text:span><text:span text:style-name="T7"><text:tab/></text:span><text:span text:style-name="T7"><text:tab/></text:span><text:span text:style-name="T6">print MyString.upper()</text:span></text:p>
            <text:p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Lang</meta:initial-creator>
    <meta:creation-date>2011-10-26T19:31:23</meta:creation-date>
    <meta:editing-duration>PT21H31M58S</meta:editing-duration>
    <meta:editing-cycles>50</meta:editing-cycles>
    <dc:date>2011-11-28T09:57:08</dc:date>
    <dc:creator>Michael Lang</dc:creator>
    <meta:generator>OpenOffice.org/3.2$Linux OpenOffice.org_project/320m12$Build-9483</meta:generator>
    <meta:document-statistic meta:object-count="171"/>
  </office:meta>
</office:document-meta>
</file>